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</style:style>
    <style:style style:name="P4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center" style:justify-single-word="false" fo:widows="2" fo:text-indent="0cm" style:auto-text-indent="false" style:page-number="auto"/>
      <style:text-properties fo:color="#000000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widows="2" fo:text-indent="0cm" style:auto-text-indent="false"/>
      <style:text-properties fo:color="#000000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widows="2" fo:text-indent="0cm" style:auto-text-indent="false"/>
      <style:text-properties fo:color="#000000" style:font-name="Times New Roman" fo:font-size="14pt" fo:language="es" fo:country="ES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officeooo:paragraph-rsid="00168f09"/>
    </style:style>
    <style:style style:name="T1" style:family="text">
      <style:text-properties fo:color="#000000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T2" style:family="text">
      <style:text-properties fo:color="#000000" style:font-name="Times New Roman" fo:font-size="12pt" fo:language="es" fo:country="ES" officeooo:rsid="0014fa50" style:font-name-asian="Times New Roman" style:font-size-asian="12pt" style:font-name-complex="Times New Roman" style:font-size-complex="12pt"/>
    </style:style>
    <style:style style:name="T3" style:family="text">
      <style:text-properties fo:color="#000000" style:font-name="Times New Roman" fo:font-size="12pt" fo:language="es" fo:country="ES" officeooo:rsid="00168f09" style:font-name-asian="Times New Roman" style:font-size-asian="12pt" style:font-name-complex="Times New Roman" style:font-size-complex="12pt"/>
    </style:style>
    <style:style style:name="T4" style:family="text">
      <style:text-properties fo:color="#000000" style:font-name="Times New Roman" fo:font-size="12pt" fo:language="es" fo:country="ES" officeooo:rsid="001793fa" style:font-name-asian="Times New Roman" style:font-size-asian="12pt" style:font-name-complex="Times New Roman" style:font-size-complex="12pt"/>
    </style:style>
    <style:style style:name="T5" style:family="text">
      <style:text-properties fo:color="#000000"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6" style:family="text">
      <style:text-properties fo:color="#000000" style:font-name="Times New Roman" fo:font-size="12pt" fo:language="es" fo:country="ES" fo:font-weight="bold" officeooo:rsid="001793fa" style:font-name-asian="Times New Roman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000000" style:font-name="Times New Roman" fo:font-size="12pt" fo:language="es" fo:country="E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fo:color="#000000" style:font-name="Times New Roman" fo:font-size="12pt" fo:language="es" fo:country="ES" fo:font-weight="normal" officeooo:rsid="001793fa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fo:color="#000000" style:font-name="Times New Roman" fo:font-size="14pt" fo:language="es" fo:country="ES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0" style:family="text">
      <style:text-properties officeooo:rsid="0014fa50"/>
    </style:style>
    <style:style style:name="T11" style:family="text">
      <style:text-properties officeooo:rsid="00168f09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Adrián Fernández Amador y Santiago González- Carvajal Centenera</text:p>
      <text:p text:style-name="P5"/>
      <text:p text:style-name="P5"/>
      <text:p text:style-name="P5"/>
      <text:p text:style-name="P5"/>
      <text:p text:style-name="P6">EJERCICIOS DE CAPTURA DE TRÁFICO.</text:p>
      <text:p text:style-name="P5"/>
      <text:p text:style-name="P2"><text:span text:style-name="T5">1.</text:span><text:span text:style-name="T1"> Hay un paquete con valor “53“ en la columna “PO” :</text:span></text:p>
      <text:p text:style-name="P7">44<text:tab/>30.134961<text:tab/>172.16.182.2<text:tab/>172.16.182.128<text:tab/>DNS<text:tab/>86<text:tab/>Standard query response 0xb0f4 <text:s/>A 150.244.214.237<text:tab/>53<text:tab/>55930</text:p>
      <text:p text:style-name="P7">Repetimos el ejercicio y la segundo vez hemos obtenido 5 paquetes con dicho valor, todos tienen en común Standard Query Response.</text:p>
      <text:p text:style-name="P7"/>
      <text:p text:style-name="P3"><text:span text:style-name="T5">2.</text:span><text:span text:style-name="T1"> a) </text:span><text:span text:style-name="T2">Filtro: </text:span><text:span text:style-name="T1">frame.cap_len &gt; 1000 and ip</text:span></text:p>
      <text:p text:style-name="P7">b) File →<text:span text:style-name="T10"> </text:span>Export specified packages →<text:span text:style-name="T10"> </text:span>seleccionamos Displayed →<text:span text:style-name="T10"> OK.</text:span></text:p>
      <text:p text:style-name="P7">c) La relación es que hay 14 Bytes no son del protocolo IP para todos los paquetes IP.</text:p>
      <text:p text:style-name="P7">En nuestro caso, <text:span text:style-name="T11">uno de los paquetes tiene un tamaño de 1514 Bytes y</text:span> el de <text:span text:style-name="T11">su </text:span>protocolo es 1500 Bytes.</text:p>
      <text:p text:style-name="P7"/>
      <text:p text:style-name="P3"><text:span text:style-name="T5">3. </text:span><text:span text:style-name="T8">Seleccionamos e</text:span><text:span text:style-name="T7">dit </text:span><text:span text:style-name="T8">p</text:span><text:span text:style-name="T7">r</text:span><text:span text:style-name="T1">eferences, </text:span><text:span text:style-name="T4">en </text:span><text:span text:style-name="T1">interface columns añadir cambiamos el nombre a interarrival y seleccionamos delta time </text:span><text:span text:style-name="T4">en type</text:span><text:span text:style-name="T1">.</text:span></text:p>
      <text:p text:style-name="P7"/>
      <text:p text:style-name="P8"><text:span text:style-name="T5">4.</text:span><text:span text:style-name="T1"> </text:span><text:span text:style-name="T3">B</text:span><text:span text:style-name="T1">otón derecho en time →</text:span><text:span text:style-name="T3"> </text:span><text:span text:style-name="T1">edit details →</text:span><text:span text:style-name="T3"> </text:span><text:span text:style-name="T1">type →</text:span><text:span text:style-name="T3"> </text:span><text:span text:style-name="T1">UTC Date and time.</text:span></text:p>
      <text:p text:style-name="P7"/>
      <text:p text:style-name="P3"><text:span text:style-name="T5">5. </text:span><text:span text:style-name="T8">Seleccionamos c</text:span><text:span text:style-name="T7">ap</text:span><text:span text:style-name="T1">ture options antes de empezar a capturar, en Capture Filter escribimos udp y seleccionamos UDP onl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619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27T12:07:59.543417017</dc:date>
    <meta:editing-duration>PT32S</meta:editing-duration>
    <meta:editing-cycles>1</meta:editing-cycles>
    <meta:document-statistic meta:table-count="0" meta:image-count="0" meta:object-count="0" meta:page-count="1" meta:paragraph-count="12" meta:word-count="170" meta:character-count="1001" meta:non-whitespace-character-count="841"/>
  </office:meta>
</office:document-meta>
</file>